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Jan 29 03:13:19 2016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Jan 29 03:13:19 2016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path id="path3045" draw:style-name="style0" draw:layer="layout" svg:x="1.500cm" svg:y="1.439cm" svg:width="15.000cm" svg:height="13.919cm" svg:viewBox="0.0 0.0 15000.000 13920.000" svg:d="M 10500.000 2880.000 L 9168.000 6950.999 L 4863.000 6950.999 L 8346.000 9468.000 L 7016.999 13542.000 L 10500.000 11024.999 L 13983.000 13541.999 L 12654.000 9467.999 L 16137.000 6950.999 L 11831.999 6950.999 L 10500.000 2880.000 L 10500.000 2880.000 ZM 3000.000 15963.000 L 3426.000 14661.000 L 4113.000 16764.000 L 3000.000 15963.000 L 3000.000 15963.000 ZM 7167.000 16800.000 L 6479.999 16305.000 L 5792.999 16800.000 L 6053.999 15995.999 L 5366.999 15501.000 L 6215.999 15501.000 L 6479.999 14697.000 L 6741.000 15501.000 L 7593.000 15501.000 L 6903.000 15995.999 L 7167.000 16800.000 L 7167.000 16800.000 ZM 8876.999 16800.000 L 9141.000 15995.999 L 8454.000 15501.000 L 10677.000 15501.000 L 8876.999 16800.000 L 8876.999 16800.000 ZM 12476.999 16800.000 L 10677.000 15501.000 L 12902.999 15501.000 L 12216.000 15995.999 L 12476.999 16800.000 L 12476.999 16800.000 ZM 14621.999 16305.000 L 13934.999 16800.000 L 14621.999 14697.000 L 15312.000 16800.000 L 14621.999 16305.000 L 14621.999 16305.000 ZM 17573.999 16800.000 L 16887.000 16305.000 L 16464.000 15995.999 L 16625.999 15501.000 L 16887.000 14697.000 L 17150.999 15501.000 L 18000.000 15501.000 L 17313.000 15995.999 L 17573.999 16800.000 L 17573.999 16800.000 Z">
          <!-- 57 nodes -->
        </draw:path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Jan 29 03:13:19 2016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fill-opacity="100.000%" draw:stroke="none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Jan 29 03:13:19 2016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unknown</meta:initial-creator>
    <meta:creation-date/>
    <dc:format>image/svg+xml</dc:forma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